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n of of each file</text:p>
      <text:p text:style-name="Standard"/>
      <text:p text:style-name="Standard">/********************************************</text:p>
      <text:p text:style-name="Standard">* Names: Chris Baroni, Nick Bernstein, Pierce Findlay</text:p>
      <text:p text:style-name="Standard">* CS 311 MTW 5pm-8pm</text:p>
      <text:p text:style-name="Standard">********************************************/</text:p>
      <text:p text:style-name="Standard"/>
      <text:p text:style-name="Standard">before each function or object</text:p>
      <text:p text:style-name="Standard"/>
      <text:p text:style-name="Standard">/********************************************</text:p>
      <text:p text:style-name="Standard">* object/function name</text:p>
      <text:p text:style-name="Standard">* Purpose: blahblahblah</text:p>
      <text:p text:style-name="Standard">********************************************/</text:p>
      <text:p text:style-name="Standard"/>
      <text:p text:style-name="Standard">contain sections of code</text:p>
      <text:p text:style-name="Standard">/********************************************</text:p>
      <text:p text:style-name="Standard">* Purpose: blahblahblah</text:p>
      <text:p text:style-name="Standard">code</text:p>
      <text:p text:style-name="Standard">code</text:p>
      <text:p text:style-name="Standard">********************************************/</text:p>
      <text:p text:style-name="Standard"/>
      <text:p text:style-name="Standard">after each close bracket</text:p>
      <text:p text:style-name="Standard"/>
      <text:p text:style-name="Standard">//endName</text:p>
      <text:p text:style-name="Standard"/>
      <text:p text:style-name="Standard">in front of variable or function declaration</text:p>
      <text:p text:style-name="Standard"/>
      <text:p text:style-name="Standard">//explain what its f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 Baroni</meta:initial-creator>
    <meta:creation-date>2018-05-30T19:31:24.61</meta:creation-date>
    <meta:document-statistic meta:table-count="0" meta:image-count="0" meta:object-count="0" meta:page-count="1" meta:paragraph-count="20" meta:word-count="60" meta:character-count="590"/>
    <dc:date>2018-05-30T19:44:43.29</dc:date>
    <dc:creator>Chris Baroni</dc:creator>
    <meta:editing-duration>PT13M18S</meta:editing-duration>
    <meta:editing-cycles>1</meta:editing-cycles>
    <meta:generator>OpenOffice/4.1.5$Win32 OpenOffice.org_project/415m1$Build-9789</meta:generator>
  </office:meta>
</office:document-meta>
</file>